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 creation + misc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3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19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Grabbed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Dhalsim animations timer fix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4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Put grab animation in spritesheets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h</text:p>
          </table:table-cell>
          <table:table-cell table:style-name="ce19" office:value-type="string" calcext:value-type="string">
            <text:p>30 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s / Logic / Animation / Misc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5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Ending Fonts / sfx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essing with fonts / sfx / endingbattle /startbattle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special movements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3 h</text:p>
          </table:table-cell>
          <table:table-cell table:style-name="ce21" office:value-type="string" calcext:value-type="string">
            <text:p>4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defending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2h</text:p>
          </table:table-cell>
          <table:table-cell table:style-name="ce23" office:value-type="time" office:time-value="PT01H30M30S" calcext:value-type="time">
            <text:p>01:30:30</text:p>
          </table:table-cell>
          <table:table-cell table:style-name="ce22" office:value-type="date" office:date-value="2019-04-28" calcext:value-type="date">
            <text:p>28/04/19</text:p>
          </table:table-cell>
          <table:table-cell table:style-name="ce21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lame reprogramm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:15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audio when hitt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45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uadrar los combos mejo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drill y yoga mummy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:30 h</text:p>
          </table:table-cell>
          <table:table-cell table:style-name="ce21" office:value-type="string" calcext:value-type="string">
            <text:p>1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3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kick movement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50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ake jumps bette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State cage dizzi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 : 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ire resize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20 h</text:p>
          </table:table-cell>
          <table:table-cell table:style-name="ce19" office:value-type="string" calcext:value-type="string">
            <text:p>0:30 h</text:p>
          </table:table-cell>
          <table:table-cell table:style-name="ce24" office:value-type="date" office:date-value="2019-05-31" calcext:value-type="date">
            <text:p>31/05/2019</text:p>
          </table:table-cell>
          <table:table-cell table:style-name="ce1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Logic to character selection screen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1:40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New Spritesheet for UI and update the current elements of UI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6-01" calcext:value-type="date">
            <text:p>01/06/19</text:p>
          </table:table-cell>
          <table:table-cell table:style-name="ce19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64">
          <table:table-cell table:style-name="ce19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19" table:number-columns-repeated="6"/>
          <table:table-cell table:number-columns-repeated="1018"/>
        </table:table-row>
        <table:table-row table:style-name="ro7" table:number-rows-repeated="104833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21:48:18.9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6-01T21:49:17.466000000</dc:date>
    <meta:editing-cycles>77</meta:editing-cycles>
    <meta:editing-duration>PT8H6M</meta:editing-duration>
    <meta:document-statistic meta:table-count="1" meta:cell-count="772" meta:object-count="0"/>
  </office:meta>
</office:document-meta>
</file>